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1H48M44.165S" table:style-name="ce2">
            <text:p>48:44.2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in.do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1H48M44.198S" table:style-name="ce2">
            <text:p>48:44.2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in.d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1H48M44.242S" table:style-name="ce2">
            <text:p>48:44.2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1H48M44.241S" table:style-name="ce2">
            <text:p>48:44.2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1H48M44.247S" table:style-name="ce2">
            <text:p>48:44.2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in.d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1H48M44.272S" table:style-name="ce2">
            <text:p>48:44.3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1H48M44.273S" table:style-name="ce2">
            <text:p>48:44.3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1H48M44.303S" table:style-name="ce2">
            <text:p>48:44.3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1H48M44.288S" table:style-name="ce2">
            <text:p>48:44.3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1H48M44.281S" table:style-name="ce2">
            <text:p>48:44.3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in.d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1H48M44.301S" table:style-name="ce2">
            <text:p>48:44.3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1H48M44.326S" table:style-name="ce2">
            <text:p>48:44.3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1H48M44.314S" table:style-name="ce2">
            <text:p>48:44.3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in.do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1H48M44.328S" table:style-name="ce2">
            <text:p>48:44.3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1H48M44.347S" table:style-name="ce2">
            <text:p>48:44.3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in.d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1H48M44.378S" table:style-name="ce2">
            <text:p>48:44.4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1H48M44.397S" table:style-name="ce2">
            <text:p>48:44.4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1H48M44.323S" table:style-name="ce2">
            <text:p>48:44.3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allGuidelines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31237" table:style-name="ce1">
            <text:p>31237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1H48M44.381S" table:style-name="ce2">
            <text:p>48:44.4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in.d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1H48M44.393S" table:style-name="ce2">
            <text:p>48:44.4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1H48M44.408S" table:style-name="ce2">
            <text:p>48:44.4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1H48M44.330S" table:style-name="ce2">
            <text:p>48:44.3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allGuidelines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1H48M44.435S" table:style-name="ce2">
            <text:p>48:44.4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1H48M44.456S" table:style-name="ce2">
            <text:p>48:44.5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allGuidelines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1H48M44.414S" table:style-name="ce2">
            <text:p>48:44.4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in.do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1H48M44.464S" table:style-name="ce2">
            <text:p>48:44.5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1H48M44.457S" table:style-name="ce2">
            <text:p>48:44.5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1H48M44.447S" table:style-name="ce2">
            <text:p>48:44.4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in.do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5667" table:style-name="ce1">
            <text:p>25667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1H48M44.465S" table:style-name="ce2">
            <text:p>48:44.5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1H48M44.513S" table:style-name="ce2">
            <text:p>48:44.5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1H48M44.554S" table:style-name="ce2">
            <text:p>48:44.6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1H48M44.472S" table:style-name="ce2">
            <text:p>48:44.5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allGuidelines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1H48M44.514S" table:style-name="ce2">
            <text:p>48:44.5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1H48M44.509S" table:style-name="ce2">
            <text:p>48:44.5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1H48M44.510S" table:style-name="ce2">
            <text:p>48:44.5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guidelines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7666" table:style-name="ce1">
            <text:p>27666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1H48M44.514S" table:style-name="ce2">
            <text:p>48:44.5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in.do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1H48M44.600S" table:style-name="ce2">
            <text:p>48:44.6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guideline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1H48M44.599S" table:style-name="ce2">
            <text:p>48:44.6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1H48M44.481S" table:style-name="ce2">
            <text:p>48:44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in.do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1H48M44.540S" table:style-name="ce2">
            <text:p>48:44.5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1H48M44.599S" table:style-name="ce2">
            <text:p>48:44.6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1H48M44.432S" table:style-name="ce2">
            <text:p>48:44.4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allGuidelines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1H48M44.593S" table:style-name="ce2">
            <text:p>48:44.6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guidelines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1H48M44.477S" table:style-name="ce2">
            <text:p>48:44.5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allGuidelines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1H48M44.614S" table:style-name="ce2">
            <text:p>48:44.6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in.do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1H48M44.581S" table:style-name="ce2">
            <text:p>48:44.6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in.do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1H48M44.643S" table:style-name="ce2">
            <text:p>48:44.6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1H48M44.688S" table:style-name="ce2">
            <text:p>48:44.7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1H48M44.691S" table:style-name="ce2">
            <text:p>48:44.7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guidelines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1H48M44.658S" table:style-name="ce2">
            <text:p>48:44.7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1H48M44.690S" table:style-name="ce2">
            <text:p>48:44.7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allGuidelines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1H48M44.547S" table:style-name="ce2">
            <text:p>48:44.5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in.do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1H48M44.629S" table:style-name="ce2">
            <text:p>48:44.6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1H48M44.651S" table:style-name="ce2">
            <text:p>48:44.7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1H48M44.647S" table:style-name="ce2">
            <text:p>48:44.6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in.do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1H48M44.750S" table:style-name="ce2">
            <text:p>48:44.8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1H48M44.733S" table:style-name="ce2">
            <text:p>48:44.7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1H48M44.680S" table:style-name="ce2">
            <text:p>48:44.7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in.do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1H48M44.852S" table:style-name="ce2">
            <text:p>48:44.9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1H48M44.810S" table:style-name="ce2">
            <text:p>48:44.8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1H48M44.866S" table:style-name="ce2">
            <text:p>48:44.9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1H48M44.878S" table:style-name="ce2">
            <text:p>48:44.9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1H48M44.747S" table:style-name="ce2">
            <text:p>48:44.7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in.do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1H48M44.732S" table:style-name="ce2">
            <text:p>48:44.7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allGuidelines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1H48M44.812S" table:style-name="ce2">
            <text:p>48:44.8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guidelines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1H48M44.780S" table:style-name="ce2">
            <text:p>48:44.8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1H48M44.817S" table:style-name="ce2">
            <text:p>48:44.8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1H48M44.781S" table:style-name="ce2">
            <text:p>48:44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in.do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1H48M44.564S" table:style-name="ce2">
            <text:p>48:44.6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allGuidelines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1H48M44.739S" table:style-name="ce2">
            <text:p>48:44.7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1H48M44.814S" table:style-name="ce2">
            <text:p>48:44.8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1H48M44.856S" table:style-name="ce2">
            <text:p>48:44.9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1H48M44.714S" table:style-name="ce2">
            <text:p>48:44.7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in.do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1H48M44.855S" table:style-name="ce2">
            <text:p>48:44.9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1H48M44.902S" table:style-name="ce2">
            <text:p>48:44.9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guidelines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1H48M44.847S" table:style-name="ce2">
            <text:p>48:44.8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login.do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1H48M44.818S" table:style-name="ce2">
            <text:p>48:44.8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1H48M44.899S" table:style-name="ce2">
            <text:p>48:44.9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guidelines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1H48M44.850S" table:style-name="ce2">
            <text:p>48:44.9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1H48M44.584S" table:style-name="ce2">
            <text:p>48:44.6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allGuidelines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1H48M44.953S" table:style-name="ce2">
            <text:p>48:45.0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1H48M44.892S" table:style-name="ce2">
            <text:p>48:44.9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1H48M44.960S" table:style-name="ce2">
            <text:p>48:45.0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1H48M45.065S" table:style-name="ce2">
            <text:p>48:45.1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1H48M45.004S" table:style-name="ce2">
            <text:p>48:45.0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1H48M44.962S" table:style-name="ce2">
            <text:p>48:45.0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allGuidelines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1H48M44.947S" table:style-name="ce2">
            <text:p>48:44.9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login.do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1H48M45.096S" table:style-name="ce2">
            <text:p>48:45.1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1H48M45.032S" table:style-name="ce2">
            <text:p>48:45.0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1H48M45.106S" table:style-name="ce2">
            <text:p>48:45.1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in.html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1H48M45.050S" table:style-name="ce2">
            <text:p>48:45.0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allGuidelines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1H48M45.025S" table:style-name="ce2">
            <text:p>48:45.0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1H48M44.992S" table:style-name="ce2">
            <text:p>48:45.0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1H48M44.881S" table:style-name="ce2">
            <text:p>48:44.9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login.do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1H48M44.814S" table:style-name="ce2">
            <text:p>48:44.8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in.do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1H48M44.981S" table:style-name="ce2">
            <text:p>48:45.0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login.do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1H48M45.046S" table:style-name="ce2">
            <text:p>48:45.0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1H48M44.973S" table:style-name="ce2">
            <text:p>48:45.0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1H48M44.960S" table:style-name="ce2">
            <text:p>48:45.0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1H48M44.993S" table:style-name="ce2">
            <text:p>48:45.0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1H48M44.914S" table:style-name="ce2">
            <text:p>48:44.9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login.do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1H48M45.047S" table:style-name="ce2">
            <text:p>48:45.0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login.do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1H48M45.181S" table:style-name="ce2">
            <text:p>48:45.2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1H48M45.181S" table:style-name="ce2">
            <text:p>48:45.2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1H48M44.998S" table:style-name="ce2">
            <text:p>48:45.0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1H48M45.025S" table:style-name="ce2">
            <text:p>48:45.0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1H48M45.080S" table:style-name="ce2">
            <text:p>48:45.1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login.do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1H48M45.181S" table:style-name="ce2">
            <text:p>48:45.2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guidelines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1H48M45.275S" table:style-name="ce2">
            <text:p>48:45.3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1H48M45.033S" table:style-name="ce2">
            <text:p>48:45.0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guidelines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1H48M44.644S" table:style-name="ce2">
            <text:p>48:44.6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allGuidelines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1H48M45.014S" table:style-name="ce2">
            <text:p>48:45.0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login.do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1H48M45.290S" table:style-name="ce2">
            <text:p>48:45.3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1H48M45.197S" table:style-name="ce2">
            <text:p>48:45.2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1H48M45.101S" table:style-name="ce2">
            <text:p>48:45.1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guidelines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1H48M45.068S" table:style-name="ce2">
            <text:p>48:45.1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1H48M45.306S" table:style-name="ce2">
            <text:p>48:45.3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1H48M45.101S" table:style-name="ce2">
            <text:p>48:45.1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1H48M44.872S" table:style-name="ce2">
            <text:p>48:44.9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allGuidelines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1H48M44.768S" table:style-name="ce2">
            <text:p>48:44.8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allGuidelines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Success</text:p>
          </table:table-cell>
          <table:table-cell office:value-type="float" office:value="31235" table:style-name="ce1">
            <text:p>31235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1H48M45.197S" table:style-name="ce2">
            <text:p>48:45.2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1H48M45.197S" table:style-name="ce2">
            <text:p>48:45.2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1H48M45.197S" table:style-name="ce2">
            <text:p>48:45.2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1H48M45.197S" table:style-name="ce2">
            <text:p>48:45.2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1H48M45.275S" table:style-name="ce2">
            <text:p>48:45.3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home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1H48M45.259S" table:style-name="ce2">
            <text:p>48:45.3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1H48M45.197S" table:style-name="ce2">
            <text:p>48:45.2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1H48M45.306S" table:style-name="ce2">
            <text:p>48:45.3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1H48M45.306S" table:style-name="ce2">
            <text:p>48:45.3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guidelines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1H48M45.400S" table:style-name="ce2">
            <text:p>48:45.4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1H48M45.290S" table:style-name="ce2">
            <text:p>48:45.3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1H48M45.275S" table:style-name="ce2">
            <text:p>48:45.3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1H48M45.148S" table:style-name="ce2">
            <text:p>48:45.1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login.do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1H48M45.368S" table:style-name="ce2">
            <text:p>48:45.4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allGuidelines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1H48M45.197S" table:style-name="ce2">
            <text:p>48:45.2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1H48M45.275S" table:style-name="ce2">
            <text:p>48:45.3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1H48M45.290S" table:style-name="ce2">
            <text:p>48:45.3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1H48M45.275S" table:style-name="ce2">
            <text:p>48:45.3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guidelines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1H48M45.384S" table:style-name="ce2">
            <text:p>48:45.4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allGuidelines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1H48M45.306S" table:style-name="ce2">
            <text:p>48:45.3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home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1H48M45.415S" table:style-name="ce2">
            <text:p>48:45.4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1H48M45.181S" table:style-name="ce2">
            <text:p>48:45.2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1H48M45.114S" table:style-name="ce2">
            <text:p>48:45.1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login.do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25666" table:style-name="ce1">
            <text:p>25666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1H48M45.290S" table:style-name="ce2">
            <text:p>48:45.3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allGuidelines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6007" table:style-name="ce1">
            <text:p>26007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1H48M45.524S" table:style-name="ce2">
            <text:p>48:45.5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guidelines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1H48M45.431S" table:style-name="ce2">
            <text:p>48:45.4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1H48M45.524S" table:style-name="ce2">
            <text:p>48:45.5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1H48M45.556S" table:style-name="ce2">
            <text:p>48:45.6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hom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1H48M45.540S" table:style-name="ce2">
            <text:p>48:45.5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guidelines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1H48M45.524S" table:style-name="ce2">
            <text:p>48:45.5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1H48M45.094S" table:style-name="ce2">
            <text:p>48:45.1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allGuidelines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1H48M45.099S" table:style-name="ce2">
            <text:p>48:45.1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allGuidelines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1H48M45.431S" table:style-name="ce2">
            <text:p>48:45.4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home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1H48M45.618S" table:style-name="ce2">
            <text:p>48:45.6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out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1H48M45.556S" table:style-name="ce2">
            <text:p>48:45.6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1H48M45.540S" table:style-name="ce2">
            <text:p>48:45.5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home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1H48M45.540S" table:style-name="ce2">
            <text:p>48:45.5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1H48M45.524S" table:style-name="ce2">
            <text:p>48:45.5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1H48M45.680S" table:style-name="ce2">
            <text:p>48:45.7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1H48M45.540S" table:style-name="ce2">
            <text:p>48:45.5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home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1H48M45.462S" table:style-name="ce2">
            <text:p>48:45.5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home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1H48M45.727S" table:style-name="ce2">
            <text:p>48:45.7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1H48M45.556S" table:style-name="ce2">
            <text:p>48:45.6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home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1H48M45.540S" table:style-name="ce2">
            <text:p>48:45.5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1H48M45.524S" table:style-name="ce2">
            <text:p>48:45.5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1H48M45.665S" table:style-name="ce2">
            <text:p>48:45.7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1H48M45.712S" table:style-name="ce2">
            <text:p>48:45.7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1H48M45.602S" table:style-name="ce2">
            <text:p>48:45.6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guidelines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1H48M45.571S" table:style-name="ce2">
            <text:p>48:45.6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guidelines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27669" table:style-name="ce1">
            <text:p>27669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1H48M45.144S" table:style-name="ce2">
            <text:p>48:45.1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allGuidelines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1H48M45.774S" table:style-name="ce2">
            <text:p>48:45.8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ou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1H48M45.790S" table:style-name="ce2">
            <text:p>48:45.8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1H48M45.821S" table:style-name="ce2">
            <text:p>48:45.8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1H48M45.836S" table:style-name="ce2">
            <text:p>48:45.8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1H48M45.665S" table:style-name="ce2">
            <text:p>48:45.7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allGuidelines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1H48M45.821S" table:style-name="ce2">
            <text:p>48:45.8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1H48M45.836S" table:style-name="ce2">
            <text:p>48:45.8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1H48M45.571S" table:style-name="ce2">
            <text:p>48:45.6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1H48M45.727S" table:style-name="ce2">
            <text:p>48:45.7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home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1H48M45.743S" table:style-name="ce2">
            <text:p>48:45.7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1H48M45.680S" table:style-name="ce2">
            <text:p>48:45.7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home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1H48M45.696S" table:style-name="ce2">
            <text:p>48:45.7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hom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1H48M45.649S" table:style-name="ce2">
            <text:p>48:45.6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guidelines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1H48M45.680S" table:style-name="ce2">
            <text:p>48:45.7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allGuidelines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1H48M45.821S" table:style-name="ce2">
            <text:p>48:45.8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guidelines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6036" table:style-name="ce1">
            <text:p>26036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1H48M45.259S" table:style-name="ce2">
            <text:p>48:45.3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allGuidelines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1H48M45.821S" table:style-name="ce2">
            <text:p>48:45.8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allGuidelines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1H48M45.836S" table:style-name="ce2">
            <text:p>48:45.8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guidelines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1H48M45.743S" table:style-name="ce2">
            <text:p>48:45.7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home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1H48M45.743S" table:style-name="ce2">
            <text:p>48:45.7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home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1H48M45.758S" table:style-name="ce2">
            <text:p>48:45.8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home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1H48M45.306S" table:style-name="ce2">
            <text:p>48:45.3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allGuidelines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1H48M45.821S" table:style-name="ce2">
            <text:p>48:45.8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1H48M45.930S" table:style-name="ce2">
            <text:p>48:45.9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1H48M45.883S" table:style-name="ce2">
            <text:p>48:45.9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5709" table:style-name="ce1">
            <text:p>25709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1H48M45.509S" table:style-name="ce2">
            <text:p>48:45.5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allGuidelines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1H48M45.899S" table:style-name="ce2">
            <text:p>48:45.9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guidelines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1H48M45.930S" table:style-name="ce2">
            <text:p>48:45.9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guidelines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1H48M45.852S" table:style-name="ce2">
            <text:p>48:45.9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home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1H48M45.946S" table:style-name="ce2">
            <text:p>48:45.9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guidelines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1H48M46.008S" table:style-name="ce2">
            <text:p>48:46.0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1H48M45.400S" table:style-name="ce2">
            <text:p>48:45.4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allGuidelines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1H48M45.992S" table:style-name="ce2">
            <text:p>48:46.0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home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1H48M46.008S" table:style-name="ce2">
            <text:p>48:46.0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allGuidelines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1H48M45.524S" table:style-name="ce2">
            <text:p>48:45.5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allGuidelines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1H48M46.148S" table:style-name="ce2">
            <text:p>48:46.1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1H48M46.164S" table:style-name="ce2">
            <text:p>48:46.2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1H48M46.180S" table:style-name="ce2">
            <text:p>48:46.2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1H48M45.930S" table:style-name="ce2">
            <text:p>48:45.9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allGuidelines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1H48M46.117S" table:style-name="ce2">
            <text:p>48:46.1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1H48M46.117S" table:style-name="ce2">
            <text:p>48:46.1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allGuidelines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1H48M46.211S" table:style-name="ce2">
            <text:p>48:46.2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1H48M46.226S" table:style-name="ce2">
            <text:p>48:46.2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1H48M46.242S" table:style-name="ce2">
            <text:p>48:46.2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1H48M46.133S" table:style-name="ce2">
            <text:p>48:46.1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1H48M46.117S" table:style-name="ce2">
            <text:p>48:46.1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5934" table:style-name="ce1">
            <text:p>25934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1H48M45.696S" table:style-name="ce2">
            <text:p>48:45.7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allGuidelines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1H48M45.478S" table:style-name="ce2">
            <text:p>48:45.5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allGuidelines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Success</text:p>
          </table:table-cell>
          <table:table-cell office:value-type="float" office:value="31238" table:style-name="ce1">
            <text:p>31238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1H48M46.117S" table:style-name="ce2">
            <text:p>48:46.1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guidelines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1H48M45.634S" table:style-name="ce2">
            <text:p>48:45.6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allGuidelines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1H48M46.148S" table:style-name="ce2">
            <text:p>48:46.1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guidelines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1H48M46.258S" table:style-name="ce2">
            <text:p>48:46.3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1H48M46.211S" table:style-name="ce2">
            <text:p>48:46.2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guidelines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1H48M46.148S" table:style-name="ce2">
            <text:p>48:46.1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allGuidelines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1H48M46.289S" table:style-name="ce2">
            <text:p>48:46.3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1H48M46.180S" table:style-name="ce2">
            <text:p>48:46.2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guidelines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1H48M46.273S" table:style-name="ce2">
            <text:p>48:46.3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allGuidelines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1H48M46.289S" table:style-name="ce2">
            <text:p>48:46.3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allGuidelines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1H48M46.148S" table:style-name="ce2">
            <text:p>48:46.1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allGuidelines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1H48M46.304S" table:style-name="ce2">
            <text:p>48:46.3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in.html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1H48M46.117S" table:style-name="ce2">
            <text:p>48:46.1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guidelines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1H48M46.289S" table:style-name="ce2">
            <text:p>48:46.3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guidelines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1H48M45.727S" table:style-name="ce2">
            <text:p>48:45.7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allGuidelines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1H48M46.148S" table:style-name="ce2">
            <text:p>48:46.1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1H48M45.618S" table:style-name="ce2">
            <text:p>48:45.6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allGuidelines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1H48M46.289S" table:style-name="ce2">
            <text:p>48:46.3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1H48M46.273S" table:style-name="ce2">
            <text:p>48:46.3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allGuidelines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1H48M46.289S" table:style-name="ce2">
            <text:p>48:46.3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guidelines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1H48M46.289S" table:style-name="ce2">
            <text:p>48:46.3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guidelines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1H48M46.382S" table:style-name="ce2">
            <text:p>48:46.4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guidelines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1H48M46.304S" table:style-name="ce2">
            <text:p>48:46.3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guidelines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1H48M46.382S" table:style-name="ce2">
            <text:p>48:46.4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1H48M46.398S" table:style-name="ce2">
            <text:p>48:46.4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1H48M46.398S" table:style-name="ce2">
            <text:p>48:46.4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allGuidelines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1H48M45.883S" table:style-name="ce2">
            <text:p>48:45.9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allGuidelines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1H48M45.868S" table:style-name="ce2">
            <text:p>48:45.9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allGuidelines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1H48M46.382S" table:style-name="ce2">
            <text:p>48:46.4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guidelines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1H48M46.492S" table:style-name="ce2">
            <text:p>48:46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1H48M45.883S" table:style-name="ce2">
            <text:p>48:45.9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allGuidelines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1H48M45.852S" table:style-name="ce2">
            <text:p>48:45.9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allGuidelines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1H48M46.398S" table:style-name="ce2">
            <text:p>48:46.4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allGuidelines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1H48M45.961S" table:style-name="ce2">
            <text:p>48:46.0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allGuidelines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1H48M46.398S" table:style-name="ce2">
            <text:p>48:46.4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1H48M46.398S" table:style-name="ce2">
            <text:p>48:46.4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1H48M46.429S" table:style-name="ce2">
            <text:p>48:46.4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guidelines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1H48M46.538S" table:style-name="ce2">
            <text:p>48:46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1H48M46.492S" table:style-name="ce2">
            <text:p>48:46.5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1H48M46.570S" table:style-name="ce2">
            <text:p>48:46.6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1H48M46.585S" table:style-name="ce2">
            <text:p>48:46.6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1H48M46.601S" table:style-name="ce2">
            <text:p>48:46.6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1H48M46.585S" table:style-name="ce2">
            <text:p>48:46.6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1H48M46.507S" table:style-name="ce2">
            <text:p>48:46.5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1H48M46.507S" table:style-name="ce2">
            <text:p>48:46.5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allGuidelines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1H48M46.460S" table:style-name="ce2">
            <text:p>48:46.5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1H48M46.601S" table:style-name="ce2">
            <text:p>48:46.6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1H48M46.601S" table:style-name="ce2">
            <text:p>48:46.6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1H48M45.977S" table:style-name="ce2">
            <text:p>48:46.0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allGuidelines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1H48M46.554S" table:style-name="ce2">
            <text:p>48:46.6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out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1H48M46.616S" table:style-name="ce2">
            <text:p>48:46.6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1H48M46.445S" table:style-name="ce2">
            <text:p>48:46.4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guidelines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1H48M46.632S" table:style-name="ce2">
            <text:p>48:46.6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1H48M46.507S" table:style-name="ce2">
            <text:p>48:46.5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allGuidelines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1H48M46.632S" table:style-name="ce2">
            <text:p>48:46.6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1H48M46.538S" table:style-name="ce2">
            <text:p>48:46.5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allGuidelines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1H48M46.663S" table:style-name="ce2">
            <text:p>48:46.7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1H48M46.554S" table:style-name="ce2">
            <text:p>48:46.6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allGuidelines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1H48M46.554S" table:style-name="ce2">
            <text:p>48:46.6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guidelines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1H48M46.507S" table:style-name="ce2">
            <text:p>48:46.5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guidelines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1H48M46.492S" table:style-name="ce2">
            <text:p>48:46.5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guidelines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1H48M46.585S" table:style-name="ce2">
            <text:p>48:46.6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1H48M46.382S" table:style-name="ce2">
            <text:p>48:46.4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guidelines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7699" table:style-name="ce1">
            <text:p>27699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1H48M46.507S" table:style-name="ce2">
            <text:p>48:46.5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guidelines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1H48M46.148S" table:style-name="ce2">
            <text:p>48:46.1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allGuidelines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1H48M46.663S" table:style-name="ce2">
            <text:p>48:46.7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guidelines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1H48M46.570S" table:style-name="ce2">
            <text:p>48:46.6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guidelines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1H48M46.616S" table:style-name="ce2">
            <text:p>48:46.6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1H48M46.258S" table:style-name="ce2">
            <text:p>48:46.3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allGuidelines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31236" table:style-name="ce1">
            <text:p>31236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1H48M46.538S" table:style-name="ce2">
            <text:p>48:46.5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allGuidelines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1H48M46.679S" table:style-name="ce2">
            <text:p>48:46.7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out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1H48M46.632S" table:style-name="ce2">
            <text:p>48:46.6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allGuidelines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1H48M46.663S" table:style-name="ce2">
            <text:p>48:46.7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guidelines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1H48M46.663S" table:style-name="ce2">
            <text:p>48:46.7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guidelines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1H48M46.726S" table:style-name="ce2">
            <text:p>48:46.7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1H48M46.741S" table:style-name="ce2">
            <text:p>48:46.7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1H48M46.710S" table:style-name="ce2">
            <text:p>48:46.7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1H48M46.632S" table:style-name="ce2">
            <text:p>48:46.6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1H48M46.679S" table:style-name="ce2">
            <text:p>48:46.7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guidelines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1H48M46.663S" table:style-name="ce2">
            <text:p>48:46.7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guidelines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1H48M46.601S" table:style-name="ce2">
            <text:p>48:46.6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guidelines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1H48M46.757S" table:style-name="ce2">
            <text:p>48:46.8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1H48M46.679S" table:style-name="ce2">
            <text:p>48:46.7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1H48M46.772S" table:style-name="ce2">
            <text:p>48:46.8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1H48M46.694S" table:style-name="ce2">
            <text:p>48:46.7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allGuidelines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1H48M46.757S" table:style-name="ce2">
            <text:p>48:46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1H48M46.663S" table:style-name="ce2">
            <text:p>48:46.7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guidelines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1H48M46.710S" table:style-name="ce2">
            <text:p>48:46.7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home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1H48M46.710S" table:style-name="ce2">
            <text:p>48:46.7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guidelines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1H48M46.679S" table:style-name="ce2">
            <text:p>48:46.7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1H48M46.757S" table:style-name="ce2">
            <text:p>48:46.8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1H48M46.741S" table:style-name="ce2">
            <text:p>48:46.7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guidelines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1H48M46.741S" table:style-name="ce2">
            <text:p>48:46.7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home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1H48M46.804S" table:style-name="ce2">
            <text:p>48:46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ou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1H48M46.726S" table:style-name="ce2">
            <text:p>48:46.7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guidelines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1H48M46.772S" table:style-name="ce2">
            <text:p>48:46.8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guidelines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1H48M46.788S" table:style-name="ce2">
            <text:p>48:46.8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hom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1H48M46.850S" table:style-name="ce2">
            <text:p>48:46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1H48M46.804S" table:style-name="ce2">
            <text:p>48:46.8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guidelines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1H48M46.866S" table:style-name="ce2">
            <text:p>48:46.9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logou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1H48M46.866S" table:style-name="ce2">
            <text:p>48:46.9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1H48M46.726S" table:style-name="ce2">
            <text:p>48:46.7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allGuidelines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6006" table:style-name="ce1">
            <text:p>26006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1H48M46.835S" table:style-name="ce2">
            <text:p>48:46.8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1H48M46.804S" table:style-name="ce2">
            <text:p>48:46.8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1H48M46.866S" table:style-name="ce2">
            <text:p>48:46.9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1H48M46.819S" table:style-name="ce2">
            <text:p>48:46.8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hom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1H48M46.897S" table:style-name="ce2">
            <text:p>48:46.9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1H48M46.835S" table:style-name="ce2">
            <text:p>48:46.8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1H48M46.819S" table:style-name="ce2">
            <text:p>48:46.8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home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1H48M46.772S" table:style-name="ce2">
            <text:p>48:46.8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guidelines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1H48M46.835S" table:style-name="ce2">
            <text:p>48:46.8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1H48M46.850S" table:style-name="ce2">
            <text:p>48:46.8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guidelines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1H48M46.882S" table:style-name="ce2">
            <text:p>48:46.9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1H48M46.835S" table:style-name="ce2">
            <text:p>48:46.8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home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1H48M46.866S" table:style-name="ce2">
            <text:p>48:46.9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guidelines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1H48M46.741S" table:style-name="ce2">
            <text:p>48:46.7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guidelines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1H48M46.882S" table:style-name="ce2">
            <text:p>48:46.9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guidelines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1H48M46.897S" table:style-name="ce2">
            <text:p>48:46.9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1H48M46.850S" table:style-name="ce2">
            <text:p>48:46.8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1H48M46.913S" table:style-name="ce2">
            <text:p>48:46.9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1H48M46.913S" table:style-name="ce2">
            <text:p>48:46.9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1H48M46.944S" table:style-name="ce2">
            <text:p>48:46.9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1H48M46.897S" table:style-name="ce2">
            <text:p>48:46.9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hom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1H48M46.913S" table:style-name="ce2">
            <text:p>48:46.9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1H48M46.944S" table:style-name="ce2">
            <text:p>48:46.9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1H48M46.944S" table:style-name="ce2">
            <text:p>48:46.9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1H48M46.913S" table:style-name="ce2">
            <text:p>48:46.9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hom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1H48M46.882S" table:style-name="ce2">
            <text:p>48:46.9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1H48M46.944S" table:style-name="ce2">
            <text:p>48:46.9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1H48M46.960S" table:style-name="ce2">
            <text:p>48:47.0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1H48M46.975S" table:style-name="ce2">
            <text:p>48:47.0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1H48M46.960S" table:style-name="ce2">
            <text:p>48:47.0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1H48M46.975S" table:style-name="ce2">
            <text:p>48:47.0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1H48M46.960S" table:style-name="ce2">
            <text:p>48:47.0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1H48M46.975S" table:style-name="ce2">
            <text:p>48:47.0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1H48M46.960S" table:style-name="ce2">
            <text:p>48:47.0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login.html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1H48M46.960S" table:style-name="ce2">
            <text:p>48:47.0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1H48M46.975S" table:style-name="ce2">
            <text:p>48:47.0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1H48M46.991S" table:style-name="ce2">
            <text:p>48:47.0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1H48M46.991S" table:style-name="ce2">
            <text:p>48:47.0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1H48M46.991S" table:style-name="ce2">
            <text:p>48:47.0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1H48M46.913S" table:style-name="ce2">
            <text:p>48:46.9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hom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1H48M46.944S" table:style-name="ce2">
            <text:p>48:46.9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home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1H48M47.006S" table:style-name="ce2">
            <text:p>48:47.0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1H48M46.944S" table:style-name="ce2">
            <text:p>48:46.9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guidelines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1H48M46.944S" table:style-name="ce2">
            <text:p>48:46.9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hom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1H48M46.960S" table:style-name="ce2">
            <text:p>48:47.0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1H48M46.944S" table:style-name="ce2">
            <text:p>48:46.9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guidelines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1H48M47.006S" table:style-name="ce2">
            <text:p>48:47.0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1H48M47.006S" table:style-name="ce2">
            <text:p>48:47.0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1H48M47.006S" table:style-name="ce2">
            <text:p>48:47.0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1H48M47.006S" table:style-name="ce2">
            <text:p>48:47.0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1H48M47.022S" table:style-name="ce2">
            <text:p>48:47.0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1H48M47.022S" table:style-name="ce2">
            <text:p>48:47.0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1H48M47.038S" table:style-name="ce2">
            <text:p>48:47.0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1H48M47.022S" table:style-name="ce2">
            <text:p>48:47.0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1H48M47.022S" table:style-name="ce2">
            <text:p>48:47.0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1H48M47.038S" table:style-name="ce2">
            <text:p>48:47.0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1H48M47.038S" table:style-name="ce2">
            <text:p>48:47.0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1H48M47.038S" table:style-name="ce2">
            <text:p>48:47.0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1H48M47.038S" table:style-name="ce2">
            <text:p>48:47.0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1H48M47.022S" table:style-name="ce2">
            <text:p>48:47.0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hom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1H48M47.053S" table:style-name="ce2">
            <text:p>48:47.1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1H48M47.006S" table:style-name="ce2">
            <text:p>48:47.0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hom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5708" table:style-name="ce1">
            <text:p>25708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1H48M47.053S" table:style-name="ce2">
            <text:p>48:47.1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1H48M47.069S" table:style-name="ce2">
            <text:p>48:47.1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1H48M47.053S" table:style-name="ce2">
            <text:p>48:47.1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1H48M47.100S" table:style-name="ce2">
            <text:p>48:47.1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1H48M47.100S" table:style-name="ce2">
            <text:p>48:47.1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1H48M47.100S" table:style-name="ce2">
            <text:p>48:47.1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1H48M47.100S" table:style-name="ce2">
            <text:p>48:47.1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1H48M47.116S" table:style-name="ce2">
            <text:p>48:47.1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818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3-02T06:47:01Z</dc:date>
  </office:meta>
</office:document-meta>
</file>